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284.05984251968505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OL-1" style:family="table-column">
      <style:table-column-properties style:column-width="284.05984251968505pt" style:use-optimal-column-width="true"/>
    </style:style>
    <style:style style:name="ACOL-2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>
      <style:table-row-properties style:row-height="23.839370078740156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2002.amta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 table:visibility="collapse"/>
        <table:table-column table:style-name="ACOL-0"/>
        <table:table-column table:style-name="ACOL-0" table:number-columns-repeated="1019"/>
        <table:table-row table:style-name="AROW-1">
          <table:table-cell table:style-name="Gnumeric-default" office:value-type="string">
            <text:p>Title</text:p>
          </table:table-cell>
          <table:table-cell table:style-name="Gnumeric-default" office:value-type="string">
            <text:p>Authors</text:p>
          </table:table-cell>
          <table:table-cell table:style-name="Gnumeric-default" office:value-type="string">
            <text:p>Pdf</text:p>
          </table:table-cell>
          <table:table-cell table:style-name="Gnumeric-default" office:value-type="string">
            <text:p>Presentation</text:p>
          </table:table-cell>
          <table:table-cell table:style-name="Gnumeric-default" office:value-type="string">
            <text:p>Note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Automatic rule learning for resource-limited MT</text:p>
          </table:table-cell>
          <table:table-cell table:style-name="Gnumeric-default" office:value-type="string">
            <text:p>Jaime Carbonell and Katharina Probst and Erik Peterson and Christian Monson and Alon Lavie and Ralf Brown and Lori Levin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ACE-1" office:value-type="string">
            <text:p>Toward a hybrid integarted translation environment</text:p>
          </table:table-cell>
          <table:table-cell table:style-name="Gnumeric-default" office:value-type="string">
            <text:p>Michael Carl and Andy Way and Reinhard Schäler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Adaptive bilingual sentence alignment</text:p>
          </table:table-cell>
          <table:table-cell table:style-name="Gnumeric-default" office:value-type="string">
            <text:p>Thomas C.Chuang and G.N.You and Jason Chang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DUSTer: a method for unraveling cross-language divergences for statistical word-level alignment</text:p>
          </table:table-cell>
          <table:table-cell table:style-name="Gnumeric-default" office:value-type="string">
            <text:p>Bonnie J.Dorr and Lisa Pearl and Rebecca Hwa and Nizar Habash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Text prediction with fuzzy alignment</text:p>
          </table:table-cell>
          <table:table-cell table:style-name="Gnumeric-default" office:value-type="string">
            <text:p>George Foster and Philippe Langlais and Guy Lapalme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Efficient integration of maximum entropy lexicon models within the training of statistical alignment models</text:p>
          </table:table-cell>
          <table:table-cell table:style-name="Gnumeric-default" office:value-type="string">
            <text:p>Ismael Garcia Varea and Franz J.Och and Hermann Ney and Francisco Casacuberta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Using word formation rules to extend MT lexicons</text:p>
          </table:table-cell>
          <table:table-cell table:style-name="Gnumeric-default" office:value-type="string">
            <text:p>Claudia Gdaniec and Esmé Manandise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Example-based machine translation via the Web</text:p>
          </table:table-cell>
          <table:table-cell table:style-name="Gnumeric-default" office:value-type="string">
            <text:p>Nano Gough and Andy Way and Mary Hearne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handling translation divergences: combining statistical and symbolic techniques in generation-heavy machine translation</text:p>
          </table:table-cell>
          <table:table-cell table:style-name="Gnumeric-default" office:value-type="string">
            <text:p>Nizar Habash and Bonnie Dorr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Korean-Chinese machine translation based on verb patterns</text:p>
          </table:table-cell>
          <table:table-cell table:style-name="Gnumeric-default" office:value-type="string">
            <text:p>Changhyun Kim and Munpyo Hong and Yinxia Huang and Young Kil Kim and Sung Il Yang and Young Ae Seo and Sung-Kwon Choi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Merging example-based and statistical machine translation: an experiment</text:p>
          </table:table-cell>
          <table:table-cell table:style-name="Gnumeric-default" office:value-type="string">
            <text:p>Philippe Langlais and Michel Simard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ACE-2" office:value-type="string">
            <text:p>Classification approach to word selection in machine translation</text:p>
          </table:table-cell>
          <table:table-cell table:style-name="Gnumeric-default" office:value-type="string">
            <text:p>Hyo-Kyung Lee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Better contextual translation using machine learning</text:p>
          </table:table-cell>
          <table:table-cell table:style-name="Gnumeric-default" office:value-type="string">
            <text:p>Arul Menezes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Fast and accurate sentence alignment of bilingual corpora</text:p>
          </table:table-cell>
          <table:table-cell table:style-name="Gnumeric-default" office:value-type="string">
            <text:p>Robert C. Moore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Deriving semantic knowledge from descriptive texts using an MT system</text:p>
          </table:table-cell>
          <table:table-cell table:style-name="Gnumeric-default" office:value-type="string">
            <text:p>Eric Nyberg and Teruko Mitamura and Kathryn Baker and David Svoboda and Brian Peterson and Jennifer Williams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using a large monolingual corpus to improve translation accuracy</text:p>
          </table:table-cell>
          <table:table-cell table:style-name="Gnumeric-default" office:value-type="string">
            <text:p>Radu Soricut and Kevin Knight and daniel Marcu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Semi-automatic compilation of bilingual lexcion entries from cross-lingually relevant news articles on WWW news sites</text:p>
          </table:table-cell>
          <table:table-cell table:style-name="Gnumeric-default" office:value-type="string">
            <text:p>Takehito Utsuro and Takashi Horiuchi and Yasunobu Chiba and Takeshi Hamamoto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3">
          <table:table-cell table:style-name="ACE-2" office:value-type="string">
            <text:p>Bootstrapping the lexicon building process for machine translation between 'new' languages</text:p>
          </table:table-cell>
          <table:table-cell table:style-name="Gnumeric-default" office:value-type="string">
            <text:p>Ruvan Weerasinghe</text:p>
          </table:table-cell>
          <table:table-cell table:number-columns-repeated="2" table:style-name="Gnumeric-default"/>
          <table:table-cell table:style-name="Gnumeric-default" office:value-type="string">
            <text:p>Technical paper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A report on the experiences of implementing an MT system for use in a commercial environment</text:p>
          </table:table-cell>
          <table:table-cell table:style-name="Gnumeric-default" office:value-type="string">
            <text:p>Anthony Clarke and Elisabeth Maier and Hans-Udo Stadler</text:p>
          </table:table-cell>
          <table:table-cell table:number-columns-repeated="2" table:style-name="Gnumeric-default"/>
          <table:table-cell table:style-name="Gnumeric-default" office:value-type="string">
            <text:p>User studie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Getting the message in: a global company's experience with the new generation of low-cost,high-performance machine translation systems</text:p>
          </table:table-cell>
          <table:table-cell table:style-name="Gnumeric-default" office:value-type="string">
            <text:p>Vernon Morland</text:p>
          </table:table-cell>
          <table:table-cell table:number-columns-repeated="2" table:style-name="Gnumeric-default"/>
          <table:table-cell table:style-name="Gnumeric-default" office:value-type="string">
            <text:p>User studie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An assessment of machine translation for vehicle assembly process planning at Ford Motor Company</text:p>
          </table:table-cell>
          <table:table-cell table:style-name="Gnumeric-default" office:value-type="string">
            <text:p>Nestor Rychtyckyj</text:p>
          </table:table-cell>
          <table:table-cell table:number-columns-repeated="2" table:style-name="Gnumeric-default"/>
          <table:table-cell table:style-name="Gnumeric-default" office:value-type="string">
            <text:p>User studie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Fluent Machines' EliMT system</text:p>
          </table:table-cell>
          <table:table-cell table:style-name="Gnumeric-default" office:value-type="string">
            <text:p>Eli Abir and Steve Klein and David Miller and Michael Steinbaum</text:p>
          </table:table-cell>
          <table:table-cell table:number-columns-repeated="2" table:style-name="Gnumeric-default"/>
          <table:table-cell table:style-name="Gnumeric-default" office:value-type="string">
            <text:p>System description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LogoMedia TRANSLATE,Version 2.0</text:p>
          </table:table-cell>
          <table:table-cell table:style-name="Gnumeric-default" office:value-type="string">
            <text:p>Glenn A. Akers</text:p>
          </table:table-cell>
          <table:table-cell table:number-columns-repeated="2" table:style-name="Gnumeric-default"/>
          <table:table-cell table:style-name="Gnumeric-default" office:value-type="string">
            <text:p>System description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Natural intelligence in a machine translation system</text:p>
          </table:table-cell>
          <table:table-cell table:style-name="Gnumeric-default" office:value-type="string">
            <text:p>Howard J.Bender</text:p>
          </table:table-cell>
          <table:table-cell table:number-columns-repeated="2" table:style-name="Gnumeric-default"/>
          <table:table-cell table:style-name="Gnumeric-default" office:value-type="string">
            <text:p>System description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Translation by the numbers: Language Weaver</text:p>
          </table:table-cell>
          <table:table-cell table:style-name="Gnumeric-default" office:value-type="string">
            <text:p>Bryce Benjamin and Kevin Knight and Daniel Marcu</text:p>
          </table:table-cell>
          <table:table-cell table:number-columns-repeated="2" table:style-name="Gnumeric-default"/>
          <table:table-cell table:style-name="Gnumeric-default" office:value-type="string">
            <text:p>System description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A new family of the PARS translation systems</text:p>
          </table:table-cell>
          <table:table-cell table:style-name="Gnumeric-default" office:value-type="string">
            <text:p>Michael Blekhman and Andrei Kursin and Alia Rakova</text:p>
          </table:table-cell>
          <table:table-cell table:number-columns-repeated="2" table:style-name="Gnumeric-default"/>
          <table:table-cell table:style-name="Gnumeric-default" office:value-type="string">
            <text:p>System description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MSR-MT: the Microsoft research machine translation system</text:p>
          </table:table-cell>
          <table:table-cell table:style-name="Gnumeric-default" office:value-type="string">
            <text:p>Willaim B. Dolan and Jessie Pinkham and Stephen D.Richardson</text:p>
          </table:table-cell>
          <table:table-cell table:number-columns-repeated="2" table:style-name="Gnumeric-default"/>
          <table:table-cell table:style-name="Gnumeric-default" office:value-type="string">
            <text:p>System description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The NESPOLE! speech-to-speech translation system</text:p>
          </table:table-cell>
          <table:table-cell table:style-name="Gnumeric-default" office:value-type="string">
            <text:p>Alon Lavie and Lori Levin and Robert frederking and Fabio Pianesi</text:p>
          </table:table-cell>
          <table:table-cell table:number-columns-repeated="2" table:style-name="Gnumeric-default"/>
          <table:table-cell table:style-name="Gnumeric-default" office:value-type="string">
            <text:p>System description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The KANTOO MT sytem: controlled language checker and lexical maintenance tool</text:p>
          </table:table-cell>
          <table:table-cell table:style-name="Gnumeric-default" office:value-type="string">
            <text:p>Teriuko Mitamura and Eric Nyberg and Kathy Baker and Peter Cramer and Jeongwoo Ko and David Svoboda and Michael Duggan</text:p>
          </table:table-cell>
          <table:table-cell table:number-columns-repeated="2" table:style-name="Gnumeric-default"/>
          <table:table-cell table:style-name="Gnumeric-default" office:value-type="string">
            <text:p>System descriptions</text:p>
          </table:table-cell>
          <table:table-cell table:number-columns-repeated="1019" table:style-name="Gnumeric-default"/>
        </table:table-row>
        <table:table-row table:style-name="AROW-2">
          <table:table-cell table:style-name="ACE-2" office:value-type="string">
            <text:p>Approaches to spoken translation</text:p>
          </table:table-cell>
          <table:table-cell table:style-name="Gnumeric-default" office:value-type="string">
            <text:p>Christine A. Montgomery and Naicong Li</text:p>
          </table:table-cell>
          <table:table-cell table:number-columns-repeated="2" table:style-name="Gnumeric-default"/>
          <table:table-cell table:style-name="Gnumeric-default" office:value-type="string">
            <text:p>System description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Example-based machine translation</text:p>
          </table:table-cell>
          <table:table-cell table:style-name="Gnumeric-default" office:value-type="string">
            <text:p>Ralf Brown</text:p>
          </table:table-cell>
          <table:table-cell table:style-name="Gnumeric-default" office:value-type="string">
            <text:p>http://www.mt-archive.info/00/AMTA-2002-Brown-tutorial.pdf</text:p>
          </table:table-cell>
          <table:table-cell table:style-name="Gnumeric-default"/>
          <table:table-cell table:style-name="Gnumeric-default" office:value-type="string">
            <text:p>Tutorial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The state of the art in language modeling</text:p>
          </table:table-cell>
          <table:table-cell table:style-name="Gnumeric-default" office:value-type="string">
            <text:p>Joshua Goodman</text:p>
          </table:table-cell>
          <table:table-cell table:style-name="Gnumeric-default" office:value-type="string">
            <text:p>http://www.mt-archive.info/00/AMTA-2002-Goodman-tutorial.pdf</text:p>
          </table:table-cell>
          <table:table-cell table:style-name="Gnumeric-default"/>
          <table:table-cell table:style-name="Gnumeric-default" office:value-type="string">
            <text:p>Tutorials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[Conference report in MT News International <text:s/>no. 31, Winter 2002]</text:p>
          </table:table-cell>
          <table:table-cell table:style-name="Gnumeric-default"/>
          <table:table-cell table:style-name="Gnumeric-default" office:value-type="string">
            <text:p>http://www.mt-archive.info/00/MTNI-31.pdf</text:p>
          </table:table-cell>
          <table:table-cell table:number-columns-repeated="1021" table:style-name="Gnumeric-default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02.amta'.$A$1"/>
          <table:named-expression table:name="Sheet_Title" table:expression="of:=&quot;2002.amta&quot;" table:base-cell-address="$'2002.amta'.$A$1"/>
        </table:named-expressions>
        <gnm:selections gnm:cursor-col="2" gnm:cursor-row="47">
          <gnm:selection gnm:start-col="2" gnm:start-row="47" gnm:end-col="2" gnm:end-row="4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284.05984251968505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2002.am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4-08T09:44:08Z</dc:date>
    <meta:editing-cycles>2</meta:editing-cycles>
    <meta:editing-duration>PT2M11S</meta:editing-duration>
    <meta:generator>gnumeric/1.12.35</meta:generator>
  </office:meta>
</office:document-meta>
</file>